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P22" style:family="paragraph" style:parent-style-name="Heading_20_1">
      <style:text-properties officeooo:paragraph-rsid="00407ef3"/>
    </style:style>
    <style:style style:name="P23" style:family="paragraph" style:parent-style-name="Table_20_Contents">
      <style:text-properties style:font-name="Gill Sans"/>
    </style:style>
    <style:style style:name="P24" style:family="paragraph" style:parent-style-name="Table_20_Contents">
      <style:paragraph-properties fo:text-align="end" style:justify-single-word="false"/>
      <style:text-properties style:font-name="Gill Sans"/>
    </style:style>
    <style:style style:name="P25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6" style:family="paragraph" style:parent-style-name="Table_20_Contents">
      <style:text-properties style:font-name="Gill Sans" officeooo:rsid="0095cae8" officeooo:paragraph-rsid="0095cae8"/>
    </style:style>
    <style:style style:name="P27" style:family="paragraph" style:parent-style-name="Table_20_Contents">
      <style:text-properties style:font-name="Gill Sans" officeooo:rsid="0080003b" officeooo:paragraph-rsid="0080003b"/>
    </style:style>
    <style:style style:name="P28" style:family="paragraph" style:parent-style-name="Table_20_Contents">
      <style:text-properties style:font-name="Gill Sans" officeooo:rsid="00981570" officeooo:paragraph-rsid="00981570"/>
    </style:style>
    <style:style style:name="P29" style:family="paragraph" style:parent-style-name="Table_20_Contents">
      <style:text-properties officeooo:paragraph-rsid="0081d9f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style:font-name="Joanna Nova" officeooo:rsid="00844c8f"/>
    </style:style>
    <style:style style:name="T5" style:family="text">
      <style:text-properties style:font-name="Joanna Nova" officeooo:rsid="00981570"/>
    </style:style>
    <style:style style:name="T6" style:family="text">
      <style:text-properties officeooo:rsid="00981570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officeooo:rsid="003ed5ef" style:font-size-asian="21pt" style:font-size-complex="21pt"/>
    </style:style>
    <style:style style:name="T9" style:family="text">
      <style:text-properties fo:font-size="20.5pt" style:font-size-asian="20.5pt" style:font-size-complex="20.5pt"/>
    </style:style>
    <style:style style:name="T10" style:family="text">
      <style:text-properties fo:font-size="20.5pt" officeooo:rsid="003ed5ef" style:font-size-asian="20.5pt" style:font-size-complex="20.5pt"/>
    </style:style>
    <style:style style:name="T11" style:family="text">
      <style:text-properties fo:font-size="20.7999992370605pt" style:font-size-asian="20.7999992370605pt" style:font-size-complex="20.7999992370605pt"/>
    </style:style>
    <style:style style:name="T12" style:family="text">
      <style:text-properties fo:font-size="20.7999992370605pt" officeooo:rsid="003ed5ef" style:font-size-asian="20.7999992370605pt" style:font-size-complex="20.7999992370605pt"/>
    </style:style>
    <style:style style:name="T13" style:family="text">
      <style:text-properties fo:font-size="20.8999996185303pt" style:font-size-asian="20.8999996185303pt" style:font-size-complex="20.8999996185303pt"/>
    </style:style>
    <style:style style:name="T14" style:family="text">
      <style:text-properties fo:font-size="20.8999996185303pt" officeooo:rsid="003ed5ef" style:font-size-asian="20.8999996185303pt" style:font-size-complex="20.8999996185303pt"/>
    </style:style>
    <style:style style:name="T15" style:family="text">
      <style:text-properties fo:font-size="20.7000007629395pt" style:font-size-asian="20.7000007629395pt" style:font-size-complex="20.7000007629395pt"/>
    </style:style>
    <style:style style:name="T16" style:family="text">
      <style:text-properties fo:font-size="20.7000007629395pt" officeooo:rsid="003ed5ef" style:font-size-asian="20.7000007629395pt" style:font-size-complex="20.7000007629395pt"/>
    </style:style>
    <style:style style:name="T17" style:family="text">
      <style:text-properties officeooo:rsid="009b11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15">eric@coding.graphic</text:span><text:span text:style-name="T16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6">202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nstructional Design Certificate from Connie Malamed Master Class</text:p>
          </table:table-cell>
        </table:table-row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 table:style-name="TableLine10555323516134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05715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8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5">Discovering and Teaching Graphic Design</text:span> <text:span text:style-name="T17">Certificate </text:span>from CNAP on FUN</text:p>
          </table:table-cell>
        </table:table-row>
        <table:table-row table:style-name="TableLine10555323505715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0545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2350545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05817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05484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053056"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 table:style-name="TableLine10555323507558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06329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 table:style-name="TableLine10555323505152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 table:style-name="TableLine10555323505510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 table:style-name="TableLine10555323505177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 table:style-name="TableLine105553235055872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 table:style-name="TableLine10555323507763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 table:style-name="TableLine105553235076608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 table:style-name="TableLine1055532350750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4">&amp;</text:span> Interactive Media Master Degree from CNAM-ENJMIN</text:p>
          </table:table-cell>
        </table:table-row>
        <table:table-row table:style-name="TableLine105553235074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 table:style-name="TableLine105553235074560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7:17:40.757560223</dc:date>
    <meta:editing-duration>PT3H8M39S</meta:editing-duration>
    <meta:editing-cycles>112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8" meta:non-whitespace-character-count="871"/>
  </office:meta>
</office:document-meta>
</file>